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ley Wickham</meta:initial-creator>
    <meta:creation-date>2015-03-21T13:41:29.816999900</meta:creation-date>
    <dc:creator>Hadley Wickham</dc:creator>
    <dc:date>2015-03-21T13:42:05.139999900</dc:date>
    <meta:document-statistic meta:table-count="1" meta:cell-count="4" meta:object-count="0"/>
    <meta:generator>LibreOffice/4.2.7.2$Linux_X86_64 LibreOffice_project/420m0$Build-2</meta:generator>
  </office:meta>
</office:document-meta>
</file>